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start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8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oison_b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nature_balm</text:p>
          </table:table-cell>
          <table:table-cell table:number-columns-repeated="5"/>
          <table:table-cell office:value-type="string" calcext:value-type="string">
            <text:p>[CENTER]</text:p>
          </table:table-cell>
          <table:table-cell table:number-columns-repeated="5"/>
          <table:table-cell office:value-type="string" calcext:value-type="string">
            <text:p>poisoned_weapons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"/>
          <table:table-cell office:value-type="string" calcext:value-type="string">
            <text:p>spell_nature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nature_weapon_damage</text:p>
          </table:table-cell>
          <table:table-cell table:number-columns-repeated="2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9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spell_nature_damage</text:p>
          </table:table-cell>
          <table:table-cell table:number-columns-repeated="17"/>
          <table:table-cell office:value-type="string" calcext:value-type="string">
            <text:p>nature_weapon_damage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 table:number-columns-repeated="13"/>
          <table:table-cell office:value-type="string" calcext:value-type="string">
            <text:p>nature_weapon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9"/>
          <table:table-cell office:value-type="string" calcext:value-type="string">
            <text:p>thorn_bush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table:number-columns-repeated="5"/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9"/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man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table:number-columns-repeated="5"/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/00/0000</text:date>, <text:time style:data-style-name="N2" text:time-value="15:07:05.3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09-05T15:14:17.114000000</dc:date>
    <meta:editing-duration>PT11M35S</meta:editing-duration>
    <meta:editing-cycles>3</meta:editing-cycles>
    <meta:generator>Trio_Office/6.2.8.2$Windows_x86 LibreOffice_project/</meta:generator>
    <meta:document-statistic meta:table-count="1" meta:cell-count="299" meta:object-count="0"/>
  </office:meta>
</office:document-meta>
</file>